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88b" officeooo:paragraph-rsid="001ef88b"/>
    </style:style>
    <style:style style:name="P2" style:family="paragraph" style:parent-style-name="Standard">
      <style:text-properties style:text-underline-style="solid" style:text-underline-width="auto" style:text-underline-color="font-color" officeooo:rsid="001ef88b" officeooo:paragraph-rsid="001ef88b"/>
    </style:style>
    <style:style style:name="P3" style:family="paragraph" style:parent-style-name="Standard">
      <style:text-properties style:text-underline-style="none" officeooo:rsid="001ef88b" officeooo:paragraph-rsid="001ef88b"/>
    </style:style>
    <style:style style:name="P4" style:family="paragraph" style:parent-style-name="Standard" style:list-style-name="L1">
      <style:text-properties style:use-window-font-color="true" style:font-name="Liberation Serif" style:text-underline-style="none" fo:font-weight="normal" officeooo:rsid="00370b66" officeooo:paragraph-rsid="00370b66" style:font-weight-asian="normal" style:font-weight-complex="normal"/>
    </style:style>
    <style:style style:name="P5" style:family="paragraph" style:parent-style-name="Standard" style:list-style-name="L1">
      <style:text-properties style:use-window-font-color="true" style:font-name="Liberation Serif" style:text-underline-style="none" fo:font-weight="normal" officeooo:rsid="0037e0d3" officeooo:paragraph-rsid="0037e0d3" style:font-weight-asian="normal" style:font-weight-complex="normal"/>
    </style:style>
    <style:style style:name="P6" style:family="paragraph" style:parent-style-name="Standard" style:list-style-name="L1">
      <style:text-properties style:use-window-font-color="true" style:font-name="Liberation Serif" style:text-underline-style="none" fo:font-weight="normal" officeooo:rsid="003af809" officeooo:paragraph-rsid="003af809" style:font-weight-asian="normal" style:font-weight-complex="normal"/>
    </style:style>
    <style:style style:name="P7" style:family="paragraph" style:parent-style-name="Standard">
      <style:text-properties officeooo:rsid="001ef88b" officeooo:paragraph-rsid="002a2b7e"/>
    </style:style>
    <style:style style:name="P8" style:family="paragraph" style:parent-style-name="Standard">
      <style:text-properties fo:font-style="italic" officeooo:rsid="002a2b7e" officeooo:paragraph-rsid="00370b66"/>
    </style:style>
    <style:style style:name="P9" style:family="paragraph" style:parent-style-name="Standard">
      <style:text-properties fo:font-style="italic" officeooo:rsid="001ef88b" officeooo:paragraph-rsid="002a2b7e"/>
    </style:style>
    <style:style style:name="T1" style:family="text">
      <style:text-properties fo:font-style="italic"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weight="bold" style:font-weight-asian="bold" style:font-weight-complex="bold"/>
    </style:style>
    <style:style style:name="T5" style:family="text">
      <style:text-properties officeooo:rsid="00370b66"/>
    </style:style>
    <style:style style:name="T6" style:family="text">
      <style:text-properties fo:color="#9900ff"/>
    </style:style>
    <style:style style:name="T7" style:family="text">
      <style:text-properties style:text-underline-style="solid" style:text-underline-width="auto" style:text-underline-color="font-color"/>
    </style:style>
    <style:style style:name="T8" style:family="text">
      <style:text-properties officeooo:rsid="003993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Gotelli Nicholas J., and Colwell Robert K. (2001). Quantifying biodiversity: procedures and pitfalls in the measurement and comparison of species richness. Ecology Letters </text:span><text:span text:style-name="T1">4</text:span><text:span text:style-name="T2">, 379–391.</text:span></text:p>
      <text:p text:style-name="P9"/>
      <text:p text:style-name="P8">DOI: <text:span text:style-name="T5">10.1046/j.1461-0248.2001.00230.x</text:span></text:p>
      <text:p text:style-name="P1"/>
      <text:p text:style-name="P2">Key points:</text:p>
      <text:p text:style-name="P3"/>
      <text:list xml:id="list2042896429176187495" text:style-name="L1">
        <text:list-item>
          <text:p text:style-name="P4">Species richness is the simplest way to describe community diversity, but is <text:span text:style-name="T4">extremely vulnerable to sampling error</text:span>; hence, point estimates of richness are not very reliable, <text:span text:style-name="T8">and </text:span><text:span text:style-name="T4">taxon sampling curves should be used to compare richness between communities</text:span>.</text:p>
        </text:list-item>
        <text:list-item>
          <text:p text:style-name="P4">Sampling curves can be divided into <text:span text:style-name="T4">individual-based</text:span> (randomly select x individuals within each group and record the species of each) and <text:span text:style-name="T4">sample-based</text:span> (take n independent samples from each community and record all species found in each sample) methods.</text:p>
        </text:list-item>
        <text:list-item>
          <text:p text:style-name="P4">In addition to sample- vs individual-based methods, sampling curves can be divided between accumulation curves (start with 0, then add individuals/samples sequentially and keep count of the number of distinct species observed so far) and rarefaction curves (start with the full collection, then repeatedly downsample it to different sizes and plot the average number of species observed at each downsampling size); a rarefaction curve <text:span text:style-name="T8">gives</text:span> the <text:span text:style-name="T4">statistical expectation of the corresponding accumulation curve</text:span>.</text:p>
        </text:list-item>
        <text:list-item>
          <text:p text:style-name="P4">When sampling curves reach a clear asymptote, this point value can be compared between communities, when this is not the case, the <text:span text:style-name="T4">entire curve must be compared</text:span> to accurately compare richnesses between communities.</text:p>
        </text:list-item>
        <text:list-item>
          <text:p text:style-name="P5">Either individual- or sample-based rarefaction curves are valid, but <text:span text:style-name="T4">sample-based ones must be rescaled by the number of individuals per sample</text:span> to be validly compared between communities. Where available, sample-based curves may be preferable as they contain more information about between-sample (e.g. spatial) heterogeneity.</text:p>
        </text:list-item>
        <text:list-item>
          <text:p text:style-name="P5">Valid inferences from sampling curves assume that (a) individuals are distributed randomly in the environment, (b) different communites to be compared have been sampled in the same way, and (c) sample sizes are sufficient. <text:span text:style-name="T4">When sample sizes are insufficient, many different species distributions will produce indistinguishable rarefaction curves.</text:span> [NB: Sample sizes in IgSeq are essentially never sufficient – See <text:span text:style-name="T6">Walczak and Mora on quantifying diversity in repertoires</text:span>.]</text:p>
        </text:list-item>
        <text:list-item>
          <text:p text:style-name="P5">While the asymptote of a rarefaction curve depends only on the richness, the shape depends on the evenness as wess, with <text:span text:style-name="T4">curves from more even communities rising faster</text:span>. This can result in curves from different communities crossing each other.</text:p>
        </text:list-item>
        <text:list-item>
          <text:p text:style-name="P5">Actually doing the downsampling for an individual-based rarefaction curve is not necessary, as the <text:span text:style-name="T4">curve can be computed precisely </text:span>from the distribution of species assignments (e.g. <text:span text:style-name="T6">Coleman’s “random placement curve”</text:span>). [Curves can be inferred with R packages, e.g. <text:span text:style-name="T3">vegan</text:span> or <text:span text:style-name="T7">iNEXT</text:span>]</text:p>
        </text:list-item>
        <text:list-item>
          <text:p text:style-name="P6">Due to <text:span text:style-name="T4">diminishing returns in species number</text:span> with number of individuals (and in genus number with number of species, etc.), <text:span text:style-name="T4">species/individual ratios (and similar taxon ratios) should not be used to compare communities with different total sample sizes</text:span>.</text:p>
        </text:list-item>
        <text:list-item>
          <text:p text:style-name="P6">Importantly, <text:span text:style-name="T4">rarefaction curves cannot be extrapolated</text:span> <text:span text:style-name="T4">to estimate asymptotic species richness</text:span>; to do this, nonparametric estimators (e.g. based on capture-recapture) must be used. However, many of these also fail to reach an asymptote with downsampling and so can only be regarded as a lower bound on species richness for many datas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9:58:11.331806418</meta:creation-date>
    <dc:date>2018-11-26T14:05:08.321219893</dc:date>
    <meta:editing-duration>PT1H22M46S</meta:editing-duration>
    <meta:editing-cycles>9</meta:editing-cycles>
    <meta:generator>LibreOffice/5.1.6.2$Linux_X86_64 LibreOffice_project/10m0$Build-2</meta:generator>
    <meta:print-date>2018-11-16T11:26:47.543401571</meta:print-date>
    <meta:document-statistic meta:table-count="0" meta:image-count="0" meta:object-count="0" meta:page-count="1" meta:paragraph-count="13" meta:word-count="501" meta:character-count="3393" meta:non-whitespace-character-count="2915"/>
  </office:meta>
</office:document-meta>
</file>